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/>
          <table:table-cell office:value-type="string" calcext:value-type="string">
            <text:p>TEST GP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/>
          <table:table-cell office:value-type="string" calcext:value-type="string">
            <text:p>Titan Z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Titan X (Maxwell)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04" calcext:value-type="float">
            <text:p>3.0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46" calcext:value-type="float">
            <text:p>3.4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16.78" calcext:value-type="float">
            <text:p>16.7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.62" calcext:value-type="float">
            <text:p>33.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20" calcext:value-type="float">
            <text:p>2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7680" calcext:value-type="float">
            <text:p>7680</text:p>
          </table:table-cell>
          <table:table-cell office:value-type="float" office:value="5252" calcext:value-type="float">
            <text:p>5252</text:p>
          </table:table-cell>
          <table:table-cell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2:01:25.50473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3T22:02:00.217140930</dc:date>
    <meta:editing-duration>PT5H24M49S</meta:editing-duration>
    <meta:editing-cycles>14</meta:editing-cycles>
    <meta:generator>LibreOffice/5.1.6.2$Linux_X86_64 LibreOffice_project/10m0$Build-2</meta:generator>
    <meta:document-statistic meta:table-count="1" meta:cell-count="100" meta:object-count="0"/>
  </office:meta>
</office:document-meta>
</file>